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dobe Caslon Pro" svg:font-family="'Adobe Caslon Pro'" style:font-adornments="Normal" style:font-family-generic="roman" style:font-pitch="variable"/>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normal" fo:font-weight="bold" officeooo:rsid="010acffd" officeooo:paragraph-rsid="010acffd" style:font-style-asian="normal" style:font-weight-asian="bold" style:font-style-complex="normal" style:font-weight-complex="bold"/>
    </style:style>
    <style:style style:name="P4" style:family="paragraph" style:parent-style-name="Text_20_body">
      <style:text-properties fo:font-style="normal" fo:font-weight="normal" officeooo:rsid="010acffd" officeooo:paragraph-rsid="010acffd" style:font-style-asian="normal" style:font-weight-asian="normal" style:font-style-complex="normal" style:font-weight-complex="normal"/>
    </style:style>
    <style:style style:name="P5" style:family="paragraph" style:parent-style-name="Text_20_body">
      <style:text-properties officeooo:rsid="01175f32" officeooo:paragraph-rsid="01175f32"/>
    </style:style>
    <style:style style:name="P6" style:family="paragraph" style:parent-style-name="Heading_20_1">
      <style:text-properties fo:font-style="normal" fo:font-weight="normal" officeooo:rsid="010acffd" officeooo:paragraph-rsid="010acffd" style:font-style-asian="normal" style:font-weight-asian="normal" style:font-style-complex="normal" style:font-weight-complex="normal"/>
    </style:style>
    <style:style style:name="P7" style:family="paragraph" style:parent-style-name="Heading_20_1">
      <style:text-properties fo:font-style="normal" fo:font-weight="normal" officeooo:rsid="01175f32" officeooo:paragraph-rsid="01175f32" style:font-style-asian="normal" style:font-weight-asian="normal" style:font-style-complex="normal" style:font-weight-complex="normal"/>
    </style:style>
    <style:style style:name="P8" style:family="paragraph" style:parent-style-name="Text_20_body">
      <style:text-properties fo:font-style="normal" fo:font-weight="normal" officeooo:rsid="0118e81d" officeooo:paragraph-rsid="0118e81d"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118e81d"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cénario</text:h>
      <text:p text:style-name="P3">Le jour,</text:p>
      <text:p text:style-name="P4">les monolithes sont présent, blanc ne sont pas actifs dans la vie qui se déroule autour. Le parc est animé de lui même, ce sont les gens qui créé le mouvement et les plans disposés créé de l’animation par l’usage qui en est fait. Ils ont un rôle passif.</text:p>
      <text:p text:style-name="P4"/>
      <text:p text:style-name="P3">La nuit,</text:p>
      <text:p text:style-name="P4">les plans s’efface dans l’obscurité pour devenir moteur de l’animation du parc. Ils deviennent actif dans la création de vie. Il sont support de projections et créé un espace inaccessible, irréel et déformé avec les points de vue, dans un espace déjà existant.</text:p>
      <text:p text:style-name="P4">Les projections montrent des personnes tout âges monter et descendre la pente du parc, avec des dynamiques différentes. Les projections possédant un fond noir, les corps vont s’intégrer au décors réel.</text:p>
      <text:p text:style-name="P4"/>
      <text:h text:style-name="P7" text:outline-level="1">Note d’intention</text:h>
      <text:h text:style-name="P7" text:outline-level="1">Présentation</text:h>
      <text:p text:style-name="P5"><text:span text:style-name="T1">Le corps tant à être détaché de soi, telle une enveloppe in-personnelle et charnelle. Que ce soit par la religion avec l’idée de l’âme ou que ce soit par la publicité avec ses </text:span><text:span text:style-name="T2">mannequins</text:span><text:span text:style-name="T1"> retouchés, </text:span><text:span text:style-name="T2">le corps possède une considération souvent négative.</text:span></text:p>
      <text:p text:style-name="P8">On tente alors de le contraindre, de le modifier, de l’altérer, de l’exagérer pour subvenir aux fantasmes les plus improbables. La nature n’est plus maître, les différences sont controversées et s’expriment dans les extrêmes, le soi n’est plus que l’image que l’on crée, que l’on partage, que l’on détruit puis reconstruit.</text:p>
      <text:p text:style-name="P8">L’acceptation du soi, de son corps et de son image vraie est ici le sujet traité.</text:p>
      <text:p text:style-name="Vers">La peau rugue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dobe Caslon Pro" svg:font-family="'Adobe Caslon Pro'" style:font-adornments="Normal" style:font-family-generic="roman" style:font-pitch="variable"/>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Vers" style:family="paragraph" style:parent-style-name="Text_20_body" style:master-page-name="">
      <style:paragraph-properties fo:margin-top="0.499cm" fo:margin-bottom="0.499cm" loext:contextual-spacing="true" fo:line-height="100%" style:page-number="auto">
        <style:tab-stops/>
      </style:paragraph-properties>
      <style:text-properties style:font-name="Adobe Caslon Pro" fo:font-family="'Adobe Caslon Pro'" style:font-style-name="Normal" style:font-family-generic="roman" style:font-pitch="variable" fo:font-size="12pt" fo:font-weight="600" fo:background-color="transparent" style:font-size-asian="10.5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Usages et Pratiques du Numérique</text:p>
      </style:header>
      <style:footer>
        <text:p text:style-name="MP2"><text:page-number text:select-page="current">1</text:page-number>/<text:page-count>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31T16:42:06.805000000</dc:date>
    <meta:editing-duration>PT10H47M5S</meta:editing-duration>
    <meta:editing-cycles>239</meta:editing-cycles>
    <meta:generator>LibreOffice/5.1.1.3$Windows_x86 LibreOffice_project/89f508ef3ecebd2cfb8e1def0f0ba9a803b88a6d</meta:generator>
    <meta:document-statistic meta:table-count="0" meta:image-count="0" meta:object-count="0" meta:page-count="1" meta:paragraph-count="14" meta:word-count="250" meta:character-count="1475" meta:non-whitespace-character-count="1238"/>
  </office:meta>
</office:document-meta>
</file>